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1"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3"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4"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5"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6"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7"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8" style:family="paragraph" style:parent-style-name="Text_20_body">
      <style:text-properties fo:font-variant="normal" fo:text-transform="none" style:font-name="Lato" fo:font-size="12pt" fo:font-style="normal" fo:font-weight="normal" officeooo:paragraph-rsid="0029a961"/>
    </style:style>
    <style:style style:name="P29" style:family="paragraph" style:parent-style-name="Text_20_body">
      <style:text-properties fo:font-variant="normal" fo:text-transform="none" style:font-name="Lato" fo:font-size="12pt" fo:letter-spacing="normal" fo:font-style="normal" fo:font-weight="normal"/>
    </style:style>
    <style:style style:name="P30" style:family="paragraph" style:parent-style-name="Text_20_body">
      <style:text-properties fo:font-variant="normal" fo:text-transform="none" style:font-name="Lato" fo:font-size="12pt" fo:letter-spacing="normal" fo:font-style="normal" fo:font-weight="normal" officeooo:paragraph-rsid="00321ad5"/>
    </style:style>
    <style:style style:name="P31"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2"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3"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34"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5"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36"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7" style:family="paragraph" style:parent-style-name="Text_20_body">
      <style:text-properties fo:font-variant="normal" fo:text-transform="none" fo:letter-spacing="normal"/>
    </style:style>
    <style:style style:name="P38" style:family="paragraph" style:parent-style-name="Text_20_body">
      <style:text-properties officeooo:paragraph-rsid="00133952"/>
    </style:style>
    <style:style style:name="P39" style:family="paragraph" style:parent-style-name="Standard">
      <style:paragraph-properties fo:margin-left="0cm" fo:margin-right="0cm" fo:orphans="2" fo:widows="2" fo:text-indent="0cm" style:auto-text-indent="false"/>
      <style:text-properties officeooo:paragraph-rsid="003fbea0"/>
    </style:style>
    <style:style style:name="P40" style:family="paragraph" style:parent-style-name="Standard">
      <style:paragraph-properties fo:margin-left="0cm" fo:margin-right="0cm" fo:orphans="2" fo:widows="2" fo:text-indent="0cm" style:auto-text-indent="false" fo:break-before="page"/>
      <style:text-properties officeooo:paragraph-rsid="002bcdcb"/>
    </style:style>
    <style:style style:name="P41" style:family="paragraph" style:parent-style-name="Heading_20_3">
      <style:text-properties officeooo:paragraph-rsid="004786fc"/>
    </style:style>
    <style:style style:name="P42" style:family="paragraph" style:parent-style-name="Text_20_body">
      <style:text-properties officeooo:paragraph-rsid="004786fc"/>
    </style:style>
    <style:style style:name="P43" style:family="paragraph" style:parent-style-name="Text_20_body">
      <style:text-properties officeooo:paragraph-rsid="00216438"/>
    </style:style>
    <style:style style:name="P44"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46" style:family="paragraph" style:parent-style-name="Standard">
      <style:text-properties style:font-name="DejaVu Sans" fo:font-size="12pt" officeooo:rsid="000fb686" officeooo:paragraph-rsid="00133952" style:font-size-asian="12pt" style:font-size-complex="12pt"/>
    </style:style>
    <style:style style:name="P47" style:family="paragraph" style:parent-style-name="Text_20_body">
      <style:text-properties style:font-name="DejaVu Sans" fo:font-size="12pt" officeooo:rsid="000fb686" officeooo:paragraph-rsid="00133952" style:font-size-asian="12pt" style:font-size-complex="12pt"/>
    </style:style>
    <style:style style:name="P48" style:family="paragraph" style:parent-style-name="Text_20_body">
      <style:text-properties style:font-name="DejaVu Sans" fo:font-size="12pt" style:font-size-asian="12pt" style:font-size-complex="12pt"/>
    </style:style>
    <style:style style:name="P49"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50" style:family="paragraph" style:parent-style-name="Text_20_body">
      <style:text-properties style:font-name="DejaVu Sans" fo:font-size="12pt" officeooo:rsid="00128c4c" officeooo:paragraph-rsid="004786fc" style:font-size-asian="12pt" style:font-size-complex="12pt"/>
    </style:style>
    <style:style style:name="P51" style:family="paragraph" style:parent-style-name="Text_20_body">
      <style:text-properties style:font-name="DejaVu Sans" fo:font-size="12pt" officeooo:paragraph-rsid="001f6f63" style:font-size-asian="12pt" style:font-size-complex="12pt"/>
    </style:style>
    <style:style style:name="P52"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53" style:family="paragraph" style:parent-style-name="Text_20_body">
      <style:text-properties style:font-name="DejaVu Sans" fo:font-size="12pt" officeooo:paragraph-rsid="00133952" style:font-size-asian="12pt" style:font-size-complex="12pt"/>
    </style:style>
    <style:style style:name="P54"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55"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6" style:family="paragraph" style:parent-style-name="Heading_20_3">
      <style:paragraph-properties fo:break-before="page"/>
      <style:text-properties style:font-name="DejaVu Sans" officeooo:paragraph-rsid="004786fc"/>
    </style:style>
    <style:style style:name="P57" style:family="paragraph" style:parent-style-name="Text_20_body">
      <style:paragraph-properties fo:margin-top="0cm" fo:margin-bottom="0cm" style:contextual-spacing="false"/>
      <style:text-properties style:font-name="DejaVu Sans" officeooo:paragraph-rsid="004786fc"/>
    </style:style>
    <style:style style:name="P58" style:family="paragraph" style:parent-style-name="Text_20_body">
      <style:text-properties style:font-name="DejaVu Sans" officeooo:paragraph-rsid="004786fc"/>
    </style:style>
    <style:style style:name="P59" style:family="paragraph" style:parent-style-name="Text_20_body">
      <style:text-properties style:font-name="DejaVu Sans" officeooo:paragraph-rsid="00216438"/>
    </style:style>
    <style:style style:name="P60" style:family="paragraph" style:parent-style-name="Text_20_body">
      <style:text-properties style:font-name="DejaVu Sans"/>
    </style:style>
    <style:style style:name="P61" style:family="paragraph" style:parent-style-name="Text_20_body">
      <style:paragraph-properties fo:margin-top="0cm" fo:margin-bottom="0cm" style:contextual-spacing="false" fo:line-height="100%"/>
      <style:text-properties style:font-name="DejaVu Sans" officeooo:paragraph-rsid="004786fc"/>
    </style:style>
    <style:style style:name="P62" style:family="paragraph" style:parent-style-name="Text_20_body">
      <style:paragraph-properties fo:margin-top="0cm" fo:margin-bottom="0cm" style:contextual-spacing="false" fo:text-align="center" style:justify-single-word="false"/>
    </style:style>
    <style:style style:name="P63"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64"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DejaVu Sans"/>
    </style:style>
    <style:style style:name="T14" style:family="text">
      <style:text-properties style:font-name="DejaVu Sans" fo:font-size="12pt" style:font-size-asian="12pt" style:font-size-complex="12pt"/>
    </style:style>
    <style:style style:name="T15" style:family="text">
      <style:text-properties style:font-name="DejaVu Sans" fo:font-size="12pt" officeooo:rsid="001ec95a" style:font-size-asian="12pt" style:font-size-complex="12pt"/>
    </style:style>
    <style:style style:name="T16" style:family="text">
      <style:text-properties style:font-name="DejaVu Sans" fo:font-size="12pt" fo:font-weight="normal" style:font-size-asian="12pt" style:font-size-complex="12pt"/>
    </style:style>
    <style:style style:name="T17" style:family="text">
      <style:text-properties style:font-name="DejaVu Sans" fo:font-size="12pt" fo:font-weight="normal" officeooo:rsid="00195fc2" style:font-size-asian="12pt" style:font-size-complex="12pt"/>
    </style:style>
    <style:style style:name="T18" style:family="text">
      <style:text-properties style:font-name="DejaVu Sans" officeooo:rsid="00195fc2"/>
    </style:style>
    <style:style style:name="T19" style:family="text">
      <style:text-properties style:font-name="DejaVu Sans" officeooo:rsid="000f284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T27" style:family="text">
      <style:text-properties officeooo:rsid="000da2bf"/>
    </style:style>
    <style:style style:name="T28" style:family="text">
      <style:text-properties officeooo:rsid="00116b88"/>
    </style:style>
    <style:style style:name="T29" style:family="text">
      <style:text-properties officeooo:rsid="0019e3b1"/>
    </style:style>
    <style:style style:name="T30" style:family="text">
      <style:text-properties officeooo:rsid="00195fc2"/>
    </style:style>
    <style:style style:name="T31" style:family="text">
      <style:text-properties officeooo:rsid="0049e939"/>
    </style:style>
    <style:style style:name="T32" style:family="text">
      <style:text-properties officeooo:rsid="004a69f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Light And Dark Tantra</text:p>
      <text:p text:style-name="P27"/>
      <text:p text:style-name="P26"/>
      <text:p text:style-name="P26"/>
      <text:p text:style-name="P26"/>
      <text:p text:style-name="P26"/>
      <text:p text:style-name="P26"/>
      <text:p text:style-name="P31">William Enckhausen</text:p>
      <text:p text:style-name="P31"/>
      <text:p text:style-name="P6"/>
      <text:p text:style-name="P2"/>
      <text:p text:style-name="P16"><text:line-break/></text:p>
      <text:p text:style-name="P22">Introduction</text:p>
      <text:p text:style-name="P20"/>
      <text:p text:style-name="P21">  </text:p>
      <text:p text:style-name="P29">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29">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0">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0">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9">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62"><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5"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29">(The kundalini was named Quetzalcoatl by the Toltecs and Kukulkan by the Mayas. A version of the image of Quetzalcoatl is on the Mexican national flag to this day. )</text:p>
      <text:p text:style-name="P29">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7">  </text:p>
      <text:p text:style-name="P29">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9">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62"><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5"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29">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9">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8"><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9"/>
      <text:p text:style-name="P23">Personalities</text:p>
      <text:p text:style-name="P28"><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7"><text:a xlink:type="simple" xlink:href="https://drive.google.com/file/d/11n_VZb58xoHsN-ENgUhusyHAdFX6_PSt/view?usp=sharing" text:style-name="Internet_20_link" text:visited-style-name="Visited_20_Internet_20_Link">Video Of Chidghananda</text:a></text:p>
      <text:p text:style-name="P8"><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9">Tantrics of The Dark And The Light</text:p>
      <text:p text:style-name="P18"/>
      <text:p text:style-name="P4">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3">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5"/>
      <text:p text:style-name="P5"><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33"/>
      <text:p text:style-name="P55">Form And Formless</text:p>
      <text:p text:style-name="P46"/>
      <text:p text:style-name="P47">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53">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38"><text:span text:style-name="T14">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4">the Bay Area and said his friend G. was the first hippie to ever exist.  It was 1964 and this man grew his hair out and started a gardening company called "Flower Power" with a </text:span><text:span text:style-name="T15">V</text:span><text:span text:style-name="T14">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4">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4"><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4">quixotic narco slayer.</text:span></text:a><text:span text:style-name="T14"><text:line-break/> </text:span></text:p>
      <text:p text:style-name="P53">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52"><draw:a xlink:type="simple" xlink:href="https://www.blogger.com/#"><draw:frame draw:style-name="fr5" draw:name="Imagen4" text:anchor-type="as-char" svg:width="6.749cm" svg:height="7.969cm" draw:z-index="2"><draw:image xlink:href="Pictures/100000000000010F0000014076EA2917A1DEA24F.jpg" xlink:type="simple" xlink:show="embed" xlink:actuate="onLoad" draw:mime-type="image/jpeg"/></draw:frame></draw:a></text:p>
      <text:p text:style-name="P35"><text:line-break/></text:p>
      <text:p text:style-name="P34"><text:span text:style-name="T11">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2">The Liberation Of <text:span text:style-name="T32">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4"><text:s text:c="2"/></text:p>
      <text:p text:style-name="P4">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4"/>
      <text:p text:style-name="P4">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4"/>
      <text:p text:style-name="P4">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4"/>
      <text:p text:style-name="P4">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4"/>
      <text:p text:style-name="P4"><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4"/>
      <text:p text:style-name="P4">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4"><text:s/></text:p>
      <text:p text:style-name="P4"/>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7"/>
      <text:p text:style-name="P40"><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2"/>
      <text:p text:style-name="P12">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2"/>
      <text:p text:style-name="P39"><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11"><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10"><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54">Ramananda</text:p>
      <text:p text:style-name="P51">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3">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3">“The Debate.”</text:span></text:a></text:p>
      <text:p text:style-name="P60">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60">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60">Ramananda - 2017</text:p>
      <text:p text:style-name="P60"><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60">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60">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60">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60">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60">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60">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60">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60">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60">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60">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60">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51"><text:line-break/><text:line-break/></text:p>
      <text:p text:style-name="P36">Ananda Marga, A Revolution?</text:p>
      <text:p text:style-name="P45"><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3">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1">tar</text:span></text:p>
      <text:p text:style-name="P24">Taraka Brahma</text:p>
      <text:section text:style-name="Sect1" text:name="TextSection">
        <text:p text:style-name="P14">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4">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4">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4">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4">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4"/>
        <text:p text:style-name="P14">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4"/>
        <text:p text:style-name="P14">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4">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4"><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5"><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4"/>
        <text:p text:style-name="P14"><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4"/>
        <text:p text:style-name="P14">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4"/>
        <text:p text:style-name="P14">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4"/>
        <text:p text:style-name="P14">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4"/>
        <text:p text:style-name="P14">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4"/>
        <text:p text:style-name="P14">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4"/>
        <text:p text:style-name="P14">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6">Aghora Tantra</text:p>
        <text:p text:style-name="P41"><text:span text:style-name="T16">This is a version of </text:span><text:a xlink:type="simple" xlink:href="http://williamenck.github.io/a-requiem" text:style-name="Internet_20_link" text:visited-style-name="Visited_20_Internet_20_Link"><text:span text:style-name="T17">“A Requiem”</text:span></text:a><text:span text:style-name="T16">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7">“A Requiem”</text:span></text:a><text:span text:style-name="T16">, and so I included the parallel drama in the following account.</text:span></text:p>
        <text:p text:style-name="P61"><text:span text:style-name="T27">A</text:span> few weeks before <text:span text:style-name="T27">the following adventures</text:span> started I had a dream that prepared me for the experience. The guru appeared as an officer giving me orders to jump out of an airplane. I was a paratrooper and was the only soldier in the airplane with Him <text:span text:style-name="T28">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61"/>
        <text:p text:style-name="P61"><draw:frame draw:style-name="fr4" draw:name="Imagen1" text:anchor-type="paragraph" svg:width="5.479cm" svg:height="7.969cm" draw:z-index="4"><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61"/>
        <text:p text:style-name="P42"><text:span text:style-name="T13">Last year, I wrote about in "</text:span><text:span text:style-name="T18">A</text:span><text:span text:style-name="T17"> Requiem”</text:span><text:span text:style-name="T13">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8"><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8">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8">A week later, the drama with the narco assassins started. Things were going well; no fear nor anger, nor even aggression stirring in my soul, even though they had me surrounded and I already knew of their intentions. </text:p>
        <text:p text:style-name="P58"><text:soft-page-break/>At that time an old friend writes to me and implores me to forgive “CobraKiller” Shamitananda. <text:s/>He was a monk that we both knew who had commited a terrible <text:span text:style-name="T29">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8">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8"><text:span text:style-name="T30">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0">a few days </text:span>after I tangled with the narco butchers. The skunk knew that I really had no aggression in my soul, otherwise I would have been sprayed. <text:s/><text:span text:style-name="T30">I only thought of Shamitananda, Krsnananda, Madhuvidyananda, Mokseshvarananda, Nabanilananda, Kreepasundarananda and all of the rest of the acolytes of Shamitananda that covered for the Cobra Killer Shamitananda. <text:s/></text:span></text:p>
        <text:p text:style-name="P58"><draw:frame draw:style-name="fr3" draw:name="Imagen2" text:anchor-type="char" svg:width="7.02cm" svg:height="12.771cm" draw:z-index="5"><draw:image xlink:href="Pictures/10000000000000C70000016A33F3F4C993122C3F.jpg" xlink:type="simple" xlink:show="embed" xlink:actuate="onLoad" draw:mime-type="image/jpeg"/></draw:frame></text:p>
        <text:p text:style-name="P58">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8">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42"><text:a xlink:type="simple" xlink:href="https://soundcloud.com/user-227830798/padmasambhava" office:target-frame-name="_blank" xlink:show="new" text:style-name="Internet_20_link" text:visited-style-name="Visited_20_Internet_20_Link"><text:span text:style-name="T19">Listen to "Padmasambhava"</text:span></text:a></text:p>
        <text:p text:style-name="P5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8">“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8"><draw:frame draw:style-name="fr2" draw:name="Image1" text:anchor-type="paragraph" svg:x="6.149cm" svg:y="0cm" svg:width="11.589cm" svg:height="15.24cm" draw:z-index="3"><draw:image xlink:href="Pictures/10000000000001B6000002401248717E6B8F77C3.jpg" xlink:type="simple" xlink:show="embed" xlink:actuate="onLoad" draw:mime-type="image/jpeg"/></draw:frame><text:soft-page-break/><text:line-break/><text:span text:style-name="T12">The Vajra flows both upward and downward. Vajra controls Ida and Pingula. Digesting good as well as evil, only those who become completely still inside the Shushumna may wield its power.</text:span></text:p>
        <text:p text:style-name="P5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8"><text:line-break/>Aghora Phobia</text:p>
        <text:p text:style-name="P5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8"><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8">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50"/>
        <text:p text:style-name="P57"><text:s/></text:p>
        <text:p text:style-name="P25"/>
        <text:p text:style-name="P48"/>
        <text:p text:style-name="P49"/>
        <text:p text:style-name="P48"/>
        <text:p text:style-name="P43"><text:a xlink:type="simple" xlink:href="mailto: enckwilliam@protonmail.com?subject=Subscribe" text:style-name="Internet_20_link" text:visited-style-name="Visited_20_Internet_20_Link"><text:span text:style-name="T13"/></text:a></text:p>
        <text:p text:style-name="P44">El Misterio</text:p>
        <text:p text:style-name="P60"/>
        <text:p text:style-name="P60">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60">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60">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60">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60">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60">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60">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60">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60">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60">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3">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3">“Ramanananda.”</text:span></text:a><text:span text:style-name="T13">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ent.</text:span></text:p>
        <text:p text:style-name="P60"><draw:frame draw:style-name="fr1" draw:name="Image2" text:anchor-type="char" svg:width="17.59cm" svg:height="13.192cm" draw:z-index="6"><draw:image xlink:href="Pictures/10000000000004000000030017CADB6170EB9CDF.jpg" xlink:type="simple" xlink:show="embed" xlink:actuate="onLoad" draw:mime-type="image/jpeg"/></draw:frame><text:soft-page-break/></text:p>
        <text:p text:style-name="Text_20_body"><text:span text:style-name="T13">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3">“Aghora Tantra”</text:span></text:a><text:span text:style-name="T13"> of how I heard them outside of our property with a chainsaw one night. I was meditating and I began to hear the OM sound so intensely that I could not hear the chainsaw. I forgot all about it and went into a trance. I came out of bliss in the middle of the night and remembered the chainsaw. My head, arms and legs were all still intact!</text:span></text:p>
        <text:p text:style-name="P60">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60">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text:soft-page-break/>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60">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60">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wizard trapped in a tower. Fortunately, she lost her power before she entirely lost her mind. It is a blessing that the Macrocosm takes occult power away from people when they misuse it.</text:p>
        <text:p text:style-name="P60">Also, the situation with Ananda Marga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60"><text:soft-page-break/></text:p>
        <text:p text:style-name="P60">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60"/>
        <text:p text:style-name="P60">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text:soft-page-break/>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60">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60">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s/>I returned and did not know what had happened. <text:s/>Later, I discovered. <text:s/>I left and went with my students whom she had defamed.</text:p>
        <text:p text:style-name="P60">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60">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60">I can sympathize with her anger toward “machismo” within and without of A.M. I did not like it either. It provoked a lot of repulsion in me too. Repulsion is a subtle tendency (at the Vishuddha level). Essentially, it is a protection of one´s <text:soft-page-break/>discernment (Viveka) and keeps harmful expressions away. There may be moral grounds to feel repulsion toward immoral activities, yet one has to be careful not to fall into hatred. Then, one´s heightened sense of morality can indeed become an expression of immorality if one begins to judge and slander other people. Once hatred has taken hold of the mind then enters fear and paranoia.</text:p>
        <text:p text:style-name="P60">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60">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global crime family of Ananda Marga. It is far better not even to begin with lies.</text:p>
        <text:p text:style-name="P60">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9"/>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06T05:31:12.438004373</dc:date>
    <meta:editing-duration>PT5H38M53S</meta:editing-duration>
    <meta:editing-cycles>58</meta:editing-cycles>
    <meta:document-statistic meta:table-count="0" meta:image-count="7" meta:object-count="0" meta:page-count="92" meta:paragraph-count="198" meta:word-count="40311" meta:character-count="233411" meta:non-whitespace-character-count="192821"/>
  </office:meta>
</office:document-meta>
</file>